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0.49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omic Sans MS" fo:font-size="9pt" style:font-size-asian="9pt" style:font-size-complex="9pt"/>
    </style:style>
    <style:style style:name="ce2" style:family="table-cell" style:parent-style-name="Default">
      <style:table-cell-properties fo:border="0.002cm solid #000000"/>
      <style:text-properties style:font-name="Comic Sans MS" fo:font-size="9pt" style:font-size-asian="9pt" style:font-size-complex="9pt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omic Sans M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wrap-option="wrap" fo:border="0.002cm solid #000000"/>
      <style:text-properties style:use-window-font-color="true" style:text-outline="false" style:text-line-through-style="none" style:font-name="Comic Sans M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6" table:number-columns-repeated="10" table:default-cell-style-name="ce2"/>
        <table:table-column table:style-name="co5" table:number-columns-repeated="1010" table:default-cell-style-name="ce2"/>
        <table:table-row table:style-name="ro2">
          <table:table-cell table:style-name="ce1"/>
          <table:table-cell table:style-name="ce1" office:value-type="string">
            <text:p>enchaînement d'opérations</text:p>
          </table:table-cell>
          <table:table-cell/>
          <table:table-cell table:style-name="ce1" table:number-columns-repeated="6"/>
          <table:table-cell table:number-columns-repeated="1014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des expressions avec les 4 symboles opératoir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des expressions avec les 4 symboles et des parenthès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des expressions avec des nombres décimaux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utiliser les astuces de calcul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trouver un ordre de grandeur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oduire des expressions à partir d'un énonc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nombres relatif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lasser des nombres et reconnaître les nombres opposé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placer les nombres sur une droit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placer les points sur un plan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addition et soustraction de nombres relatif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multiplication et division de nombres relatif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iorités opératoires avec des nombres relatif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fractions et nombres rationnel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simplifier des fraction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omparer des fraction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addition et soustraction de fraction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multiplication et division de fraction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priorités opératoires avec des fraction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racine carrée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e racine carrée ou un carré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encadrer une racine carré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puissanc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des puissances de 10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des puissances avec des exposants positif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des puissances avec les priorités opératoir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utiliser les préfixes</text:p>
          </table:table-cell>
          <table:table-cell office:value-type="string">
            <text:p>4ème</text:p>
          </table:table-cell>
          <table:table-cell table:number-columns-repeated="2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>
            <text:p>niv 5</text:p>
          </table:table-cell>
          <table:table-cell office:value-type="string">
            <text:p>utiliser la notation scientifiqu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calculer des puissances avec des exposants négatif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divisibilité et nombre premier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effectuer une division euclidienne 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utiliser les critères de divisibilité simpl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détecter les nombres premier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décomposer un nombre en produits de facteurs premier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calcul littéral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simplifier les écritur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réduire une expression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décrire un ensemble avec une expression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démontrer avec le calcul littéral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alculer une expression en remplaçant l'inconnue par une valeur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tester une égalit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produire une expression littérale à partir d'un énonc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8</text:p>
          </table:table-cell>
          <table:table-cell office:value-type="string">
            <text:p>utiliser la distributivité simple ; développer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9</text:p>
          </table:table-cell>
          <table:table-cell office:value-type="string">
            <text:p>utiliser la distributivité simple ; factoriser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10</text:p>
          </table:table-cell>
          <table:table-cell office:value-type="string">
            <text:p>utiliser la double distributivité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11</text:p>
          </table:table-cell>
          <table:table-cell office:value-type="string">
            <text:p>utiliser les trois identités remarquables : développer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12</text:p>
          </table:table-cell>
          <table:table-cell office:value-type="string">
            <text:p>utiliser les trois identités remarquables : factoriser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équation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résoudre une équation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résoudre un problème avec un programme de calcul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résoudre un problème à une inconnu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résoudre une équation produit nul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statistiqu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 effectif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une fréquenc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une moyenne simpl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alculer une moyenne pour un grand nombre de donné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alculer une médiane simpl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calculer une médiane pour un grand nombre de donné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calculer une étendue 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probabilité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e probabilité dans une situation équiprobabl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utiliser le lien fréquence-probabilité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une probabilité dans une situation à deux épreuve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proportionnalité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reconnaître une situation de proportionnalit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une quatrième proportionnelle avec une astuc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une quatrième proportionnelle avec le produit en croix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alculer avec des pourcentag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résoudre un problème avec une échell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oportionnalité sur un graphiqu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fonction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les antécédents et les images par la formul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lire les antécédents et les images dans un tableau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lire les antécédents et les images dans un graphiqu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reconnaître les fonctions linéaires et affine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donner le graphique d'une fonction affine à partir de la formul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donner l'équation d'une fonction affine à partir du graphiqu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solides dans l'espace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onstruire un patron de pav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onstruire un patron de prism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onstruire un patron de cylindr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onstruire un patron de pyramid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onstruire un patron de côn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se repérer dans un pavé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se repérer sur une sphèr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triangl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utiliser l'inégalité triangulair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onstruire des triangl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utiliser la somme des angles d'un triangl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angles et parallèl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 angle avec les angles alternes intern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prouver que les droites sont parallèles avec les angles alternes intern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un angle avec les angles correspondant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prouver que les droites sont parallèles avec les correspondant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thal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e longueur dans la configuration emboîté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prouver que les droites sont parallèles dans la configuration emboîté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prouver que les droites ne sont pas parallèles dans la configuration emboîté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alculer une longueur en 2 étapes dans la configuration emboîté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alculer une longueur dans la configuration papillon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ouver que les droites sont parallèles dans la configuration papillon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prouver que les droites ne sont pas parallèles dans la configuration papillon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8</text:p>
          </table:table-cell>
          <table:table-cell office:value-type="string">
            <text:p>calculer une longueur en 2 étapes dans la configuration papillon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triangles égaux et semblabl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prouver que deux triangles sont égaux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prouver que deux triangles sont semblables grâce aux longueur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prouver que deux triangles ne sont pas semblables grâce aux longueur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alculer une longueur avec des triangles semblabl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prouver que deux triangles sont semblables grâce aux angl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ouver que deux triangles ne sont pas semblables grâce aux angl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calculer un angle avec des triangles semblable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pythagore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la longueur d'une hypoténus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la longueur d'un côté de l'angle droit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prouver qu'un triangle est rectangl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prouver qu'un triangle n'est pas rectangle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trigonométrie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une angle avec cosinu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une longueur avec cosinu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une angle avec sinu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alculer une longueur avec sinu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alculer une angle avec tangent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calculer une longueur avec tangent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médiatrice</text:p>
          </table:table-cell>
          <table:table-cell table:number-columns-repeated="1021"/>
        </table:table-row>
        <table:table-row table:style-name="ro2">
          <table:table-cell office:value-type="string">
            <text:p>niv 1 </text:p>
          </table:table-cell>
          <table:table-cell office:value-type="string">
            <text:p>exploiter le lien entre médiatrice et équidistanc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quadrilatère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utiliser les propriétés du parallélogramm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prouver qu'un quadrilatère est un parallélogramm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utiliser les propriétés du losang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prouver qu'un quadrilatère est un losang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utiliser les propriétés du rectangl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prouver qu'un quadrilatère est un rectangle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utiliser les propriétés du carré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8</text:p>
          </table:table-cell>
          <table:table-cell office:value-type="string">
            <text:p>prouver qu'un quadrilatère est un carré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transformations du plan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décrire une figure à l'aide des transformations et d'un motif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déterminer l'image d'une figure par une transformation donnée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des rapports d'homothétie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onnaître l'effet des transformations sur les longueurs, aires et volume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" office:value-type="string">
            <text:p>grandeurs et mesures</text:p>
          </table:table-cell>
          <table:table-cell table:number-columns-repeated="1021"/>
        </table:table-row>
        <table:table-row table:style-name="ro2">
          <table:table-cell office:value-type="string">
            <text:p>niv 1</text:p>
          </table:table-cell>
          <table:table-cell office:value-type="string">
            <text:p>calculer des périmètres et convertir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2</text:p>
          </table:table-cell>
          <table:table-cell office:value-type="string">
            <text:p>calculer des aires et convertir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3</text:p>
          </table:table-cell>
          <table:table-cell office:value-type="string">
            <text:p>calculer des volumes et convertir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4</text:p>
          </table:table-cell>
          <table:table-cell office:value-type="string">
            <text:p>convertir des durées</text:p>
          </table:table-cell>
          <table:table-cell office:value-type="string">
            <text:p>5ème</text:p>
          </table:table-cell>
          <table:table-cell table:number-columns-repeated="1020"/>
        </table:table-row>
        <table:table-row table:style-name="ro2">
          <table:table-cell office:value-type="string">
            <text:p>niv 5</text:p>
          </table:table-cell>
          <table:table-cell office:value-type="string">
            <text:p>calculer avec des grandeurs produit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6</text:p>
          </table:table-cell>
          <table:table-cell office:value-type="string">
            <text:p>calculer avec des grandeurs quotients</text:p>
          </table:table-cell>
          <table:table-cell office:value-type="string">
            <text:p>4ème</text:p>
          </table:table-cell>
          <table:table-cell table:number-columns-repeated="1020"/>
        </table:table-row>
        <table:table-row table:style-name="ro2">
          <table:table-cell office:value-type="string">
            <text:p>niv 7</text:p>
          </table:table-cell>
          <table:table-cell office:value-type="string">
            <text:p>effet des transformations sur les périmètres, les aires et les volumes</text:p>
          </table:table-cell>
          <table:table-cell office:value-type="string">
            <text:p>3ème</text:p>
          </table:table-cell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formula="of:=172-2*22-1" office:value-type="float" office:value="127">
            <text:p>127</text:p>
          </table:table-cell>
          <table:table-cell table:number-columns-repeated="1021"/>
        </table:table-row>
        <table:table-row table:style-name="ro2" table:number-rows-repeated="104840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20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morel</meta:initial-creator>
    <meta:creation-date>2019-12-30T09:52:26.95</meta:creation-date>
    <dc:date>2020-01-12T20:13:58.09</dc:date>
    <dc:creator>guillaume morel</dc:creator>
    <meta:editing-duration>P8DT17H34M51S</meta:editing-duration>
    <meta:editing-cycles>16</meta:editing-cycles>
    <meta:generator>OpenOffice/4.1.3$Win32 OpenOffice.org_project/413m1$Build-9783</meta:generator>
    <meta:document-statistic meta:table-count="3" meta:cell-count="401" meta:object-count="0"/>
  </office:meta>
</office:document-meta>
</file>